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>
          <table:table-cell office:value-type="date" office:date-value="2015-09-29" calcext:value-type="date">
            <text:p>09/29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ask security customize login page somewhat.</text:p>
          </table:table-cell>
        </table:table-row>
        <table:table-row table:style-name="ro1">
          <table:table-cell office:value-type="date" office:date-value="2015-09-30" calcext:value-type="date">
            <text:p>09/30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do schema Flask-Security + timer + task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sk security / email configuration &amp; testing. <text:s/>Test basic signup (no confirmation yet)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some sensitive information from repo.</text:p>
          </table:table-cell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6.75" calcext:value-type="float">
            <text:p>56.7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9:25:23.246307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10-12T19:25:52.322001645</dc:date>
    <meta:editing-duration>PT2H31M12S</meta:editing-duration>
    <meta:editing-cycles>39</meta:editing-cycles>
    <meta:generator>LibreOffice/4.2.8.2$Linux_X86_64 LibreOffice_project/420m0$Build-2</meta:generator>
    <meta:document-statistic meta:table-count="1" meta:cell-count="103" meta:object-count="0"/>
  </office:meta>
</office:document-meta>
</file>